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13ce" officeooo:paragraph-rsid="001b13ce"/>
    </style:style>
    <style:style style:name="P2" style:family="paragraph" style:parent-style-name="Standard">
      <style:paragraph-properties fo:text-align="start" style:justify-single-word="false"/>
      <style:text-properties officeooo:rsid="001b13ce" officeooo:paragraph-rsid="001b13ce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b13ce" officeooo:paragraph-rsid="001b13ce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b13ce"/>
    </style:style>
    <style:style style:name="P5" style:family="paragraph" style:parent-style-name="Standard" style:list-style-name="L3">
      <style:paragraph-properties fo:text-align="start" style:justify-single-word="false"/>
      <style:text-properties officeooo:rsid="001b53a4" officeooo:paragraph-rsid="001b53a4"/>
    </style:style>
    <style:style style:name="P6" style:family="paragraph" style:parent-style-name="Standard">
      <style:paragraph-properties fo:text-align="start" style:justify-single-word="false"/>
      <style:text-properties officeooo:rsid="001b53a4" officeooo:paragraph-rsid="001b53a4"/>
    </style:style>
    <style:style style:name="P7" style:family="paragraph" style:parent-style-name="Standard">
      <style:paragraph-properties fo:text-align="start" style:justify-single-word="false"/>
      <style:text-properties officeooo:rsid="001b775b" officeooo:paragraph-rsid="001b775b"/>
    </style:style>
    <style:style style:name="T1" style:family="text">
      <style:text-properties officeooo:rsid="001b13ce"/>
    </style:style>
    <style:style style:name="T2" style:family="text">
      <style:text-properties officeooo:rsid="001b53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ATAN UTS MARET 2019</text:p>
      <text:p text:style-name="P1">KWH</text:p>
      <text:p text:style-name="P1"/>
      <text:p text:style-name="P2">BAB IX TUJUAN DAN MANFAAT ANALISA </text:p>
      <text:p text:style-name="P2"><text:tab/>Data bagi pebisinis :</text:p>
      <text:p text:style-name="P2">1.Memperoleh data lebih akurat</text:p>
      <text:p text:style-name="P2">2.menemukan suatu kecendrungan di massa mendatang</text:p>
      <text:p text:style-name="P2">3. meminimalisir resiko <text:s/>kegagalan dari sebuah bisnis</text:p>
      <text:p text:style-name="P2">4.mengetahui kondisi &amp; kinerja bisnis</text:p>
      <text:p text:style-name="P2">5.mengetahui kecendrungan permintaan pasar terhadap produknya</text:p>
      <text:list xml:id="list3835304705" text:style-name="L2">
        <text:list-header>
          <text:p text:style-name="P4"/>
          <text:p text:style-name="P4"><text:span text:style-name="T1">Jenis data yang dianalisa dalam pengambilan keputusan</text:span></text:p>
        </text:list-header>
      </text:list>
      <text:list xml:id="list3276383524" text:style-name="L3">
        <text:list-item>
          <text:p text:style-name="P3">data produk yang tidak lulus uji kualitas</text:p>
        </text:list-item>
        <text:list-item>
          <text:p text:style-name="P3">data piutang tidak terbayar oleh pelanggan /kredit macet</text:p>
        </text:list-item>
        <text:list-item>
          <text:p text:style-name="P3">seberapa besar tingkat <text:span text:style-name="T2">kebutuhan akan produk <text:s/>dipasar dalam rangka peluncuran produk baru</text:span></text:p>
        </text:list-item>
        <text:list-item>
          <text:p text:style-name="P5">tingkat kepuasan pelanggan akan suatu produk</text:p>
        </text:list-item>
        <text:list-item>
          <text:p text:style-name="P5">keinnginan produk dari konnsumen yang belum ada di pasar</text:p>
        </text:list-item>
      </text:list>
      <text:p text:style-name="P6"/>
      <text:p text:style-name="P6">METODE ANALISA DATA :</text:p>
      <text:p text:style-name="P6"/>
      <text:p text:style-name="P6"/>
      <text:p text:style-name="P6"/>
      <text:p text:style-name="P7">SWOT dalamm analisa bisnis</text:p>
      <text:p text:style-name="P7"/>
      <text:p text:style-name="P7">S strength (kekuatan anda)</text:p>
      <text:p text:style-name="P7">W weakness (kelemahan anda)</text:p>
      <text:p text:style-name="P7">O opportunity (peluang yang bisa diambil)</text:p>
      <text:p text:style-name="P7">T Threats ()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4:42:41.666685372</meta:creation-date>
    <dc:date>2019-02-14T15:30:29.494471735</dc:date>
    <meta:editing-duration>PT17M6S</meta:editing-duration>
    <meta:editing-cycles>1</meta:editing-cycles>
    <meta:document-statistic meta:table-count="0" meta:image-count="0" meta:object-count="0" meta:page-count="1" meta:paragraph-count="21" meta:word-count="122" meta:character-count="808" meta:non-whitespace-character-count="708"/>
    <meta:generator>LibreOffice/6.1.4.2$Linux_X86_64 LibreOffice_project/10$Build-2</meta:generator>
  </office:meta>
</office:document-meta>
</file>